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929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0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map style:condition="cell-content()=0" style:apply-style-name="Footnote" style:base-cell-address="soportes_tickets_cerrados_por_categoria.B2"/>
    </style:style>
  </office:automatic-styles>
  <office:body>
    <office:spreadsheet>
      <table:calculation-settings table:automatic-find-labels="false" table:use-regular-expressions="false" table:use-wildcards="true"/>
      <table:table table:name="soportes_tickets_cerrados_por_categoria" table:style-name="ta1">
        <table:table-column table:style-name="co1" table:default-cell-style-name="Default"/>
        <table:table-column table:style-name="co2" table:number-columns-repeated="9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CATEGORIA</text:p>
          </table:table-cell>
          <table:table-cell table:style-name="ce2" office:value-type="string" calcext:value-type="string">
            <text:p>DACU</text:p>
          </table:table-cell>
          <table:table-cell table:style-name="ce2" office:value-type="string" calcext:value-type="string">
            <text:p>DMON</text:p>
          </table:table-cell>
          <table:table-cell table:style-name="ce2" office:value-type="string" calcext:value-type="string">
            <text:p>DPAR</text:p>
          </table:table-cell>
          <table:table-cell table:style-name="ce2" office:value-type="string" calcext:value-type="string">
            <text:p>DRGR</text:p>
          </table:table-cell>
          <table:table-cell table:style-name="ce2" office:value-type="string" calcext:value-type="string">
            <text:p>DSAB</text:p>
          </table:table-cell>
          <table:table-cell table:style-name="ce2" office:value-type="string" calcext:value-type="string">
            <text:p>DSAL</text:p>
          </table:table-cell>
          <table:table-cell table:style-name="ce2" office:value-type="string" calcext:value-type="string">
            <text:p>DSPC</text:p>
          </table:table-cell>
          <table:table-cell table:style-name="ce2" office:value-type="string" calcext:value-type="string">
            <text:p>DTOR</text:p>
          </table:table-cell>
          <table:table-cell table:style-name="ce2" office:value-type="string" calcext:value-type="string">
            <text:p>ND</text:p>
          </table:table-cell>
          <table:table-cell table:style-name="ce2"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FIRMA ELECTRONICA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B2:.J2])"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HARDWARE IMPRESORAS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SUM([.B3:.J3])" office:value-type="float" office:value="66" calcext:value-type="float">
            <text:p>66</text:p>
          </table:table-cell>
        </table:table-row>
        <table:table-row table:style-name="ro2">
          <table:table-cell office:value-type="string" calcext:value-type="string">
            <text:p>SIGE UBICAR DOCUMENTO DIGITALIZAD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SUM([.B4:.J4])"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RED DATOS - INTERNE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B5:.J5])"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HARDWARE EQUIPO DE COMPUTO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SUM([.B6:.J6])"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SOFTWARE SISTEMA OPERATIVO, APLICACIONES ANTIVIRU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7:.J7])"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PLATAFORMA WEB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SUM([.B8:.J8])"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PAIIJ FAMILIAR CANCELAR CASO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9:.J9])"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NO DEFINIDO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SUM([.B10:.J10])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PAIIJ FAMILIAR AGREGAR COMUNICACION JUDICIAL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11:.J11])"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PAIIJ FAMILIAR REASIGNACION DE CASO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2:.J12])"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SOFTWARE DE IMPRESION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13:.J13])" office:value-type="float" office:value="14" calcext:value-type="float">
            <text:p>14</text:p>
          </table:table-cell>
        </table:table-row>
        <table:table-row table:style-name="ro2">
          <table:table-cell office:value-type="string" calcext:value-type="string">
            <text:p>PAIIJ FAMILIAR NO SE PUEDE INGRESAR AL SISTEMA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4:.J14])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FALLA EN UNIDAD DE RED SIGE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15:.J15])"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FALLAS GENERALIZADA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16:.J16])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CONTROL PERIMETRAL Y ACESOS-FG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SUM([.B17:.J17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PAIIJ FAMILIAR NO PERMITE DAR SIGUIENTE O CONTINUAR CON LA ACTIVIDA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18:.J18])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REPORTES INTERNOS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19:.J19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ALA DE AUDIENCIAS ORA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0:.J20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SIGE REEMPLAZO DE DOCUMENTOS DIGITALIZADOS (BUZON ELECTRONICO)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1:.J21])" office:value-type="float" office:value="7" calcext:value-type="float">
            <text:p>7</text:p>
          </table:table-cell>
        </table:table-row>
        <table:table-row table:style-name="ro2">
          <table:table-cell office:value-type="string" calcext:value-type="string">
            <text:p>BUZON ELECTRONIC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22:.J22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PAIIJ FAMILIAR AGREGAR DIGITALIZACION DE BUZON ELECTRONIC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B23:.J23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RED CABLEADO ESTRUCTURADA O WI-FI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B24:.J24])" office:value-type="float" office:value="6" calcext:value-type="float">
            <text:p>6</text:p>
          </table:table-cell>
        </table:table-row>
        <table:table-row table:style-name="ro2">
          <table:table-cell office:value-type="string" calcext:value-type="string">
            <text:p>ASISTENCIA REMOT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5:.J25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FALLA PROCESO DE CAPTUR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26:.J26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AIIJ FAMILIAR INFORMACION DE CASOS, ACTIVIDAD Y O PROCES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27:.J27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RELOJ CHECADO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8:.J28])"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PAIIJ FAMILIAR AGREGAR DIGITALIZACION DE MAYOR TAMAN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29:.J29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AIIJ FAMILIAR CAMBIAR CONTRASENA DE USUARI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0:.J30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AIIJ FAMILIAR DEPURAR BANDEJA DE TRABAJ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1:.J31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AIIJ FAMILIAR MODIFICACION DE CONFIGURACION DE USUARI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2:.J32])"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PAIIJ FAMILIAR ELIMINAR DOCUMENTO DE UN CASO CANCELADO O GENERADO POR ERR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3:.J33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AIIJ FAMILIAR MODIFICACION DE FOLIO RADICADO (EL TRAMITE DEBIO SER PREVENCION O DESECHAMIENTO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4:.J34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PAIIJ PENAL CASO DE AUDIENCIA NO DEJA AVANZAR PORQUE NO HAY ACTOS RELEVANTE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5:.J35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SISTEMA CERTIFICADOS DE DEPOSITO (SICCED)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SUM([.B36:.J36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ZOO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37:.J37])"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CITA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SUM([.B38:.J38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FALLA DE INSTRUCCION EN PERIFERICO DE SALIDA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39:.J39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AIIJ CEMASC DESBLOQUEAR CUENTA DE USUARI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0:.J40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AIIJ CEMASC REASIGNAR CAS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1:.J41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AIIJ FAMILIAR CAMBIO DE CALIFICACION (SI SE CALIFICO COMO PREVENCION O DESECHAMIENTO Y LO CORRECTO ES RADICACION)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42:.J42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AIIJ FAMILIAR CARGA DE TRABAJO DE SECRETARIOS DE ACUERDO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43:.J43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AIIJ FAMILIAR CREAR USUARIO NUEVO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4:.J44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AIIJ PENAL CANCELAR CASO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45:.J45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PAIIJ PENAL CANCELAR CAUSA PEN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46:.J46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ADIOENL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47:.J47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IGE CAMBIO DE TIPO DE TRAMIT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48:.J48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IGE REUTILIZAR UN NUMERO DE EXPEDIENT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B49:.J49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SISTEMA INEGI MATERIA PEN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B50:.J50])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CIRCUITO CERRADO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51:.J5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OMUNICACIONES TELEFONIA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52:.J5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IIJ CEMASC ACTIVAR MEDIADOR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53:.J5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IIJ CEMASC CANCELAR CASO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54:.J5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IIJ CEMASC DEPURAR BANDEJA DE TRABAJO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55:.J5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IIJ FAMILIAR AJUSTE EN CONSECUTIVO DE SENTENCIA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56:.J5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IIJ FAMILIAR CAMBIO DE TIPO DE TRAMITE (DEMANDA INICIAL - EXHORTO INICIAL)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57:.J5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IIJ FAMILIAR DESBLOQUEAR CUENTA DE USUARIO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58:.J5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IIJ FAMILIAR GENERACION DE EXPEDIENTILLO IRREGULAR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59:.J5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IIJ PENAL CAMBIAR CAUSA EN ACTA YA FINALIZADA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60:.J6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IIJ PENAL CAMBIAR IMPUTADO EN LA CAUSA PENAL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61:.J6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IIJ PENAL CANCELAR AUXILIAR DE EJECUCION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62:.J6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IIJ PENAL CREAR USUARIO NUEVO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63:.J6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IIJ PENAL CREAR USUARIO PARA LA CARPETA JUDICIAL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64:.J6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IIJ PENAL DAR DE ALTA UNA AUDIENCIA CON FECHA ANTERIOR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65:.J6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IIJ PENAL DEPURAR BANDEJA DE TRABAJO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66:.J6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IIJ PENAL DESBLOQUEAR CUENTA DE USUARIO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67:.J6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IIJ PENAL INFORMACION DE CASOS, ACTIVIDAD Y O PROCESO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68:.J6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IIJ PENAL MODIFICACION DE CONFIGURACION DE USUARIO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69:.J6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IIJ PENAL MODIFICAR DATOS DE PARTES DE LA CAUSA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70:.J7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IIJ PENAL REASIGNACION DE CASOS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71:.J7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IIJ PENAL REEMPLAZAR ARCHIVO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72:.J72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IIJ PENAL REPORTE DEL TOTAL ACUERDOS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73:.J73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PAIIJ PENAL REPORTE DEL TOTAL DE PROMOCIONES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74:.J74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RED VOZ - TELEFONIA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75:.J7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ICAP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76:.J76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IGE CREAR USUARIO NUEVO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77:.J77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IGE INSTALACION DEL SISTEMA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78:.J7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IGE MODIFICACION DE CONFIGURACION DE USUARIO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79:.J79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IIJ-PENAL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80:.J80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ISTEMA DE IDENTIFICACION PALMAR PARA PROCESADOS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81:.J81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ISTEMA RECEPCION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B82:.J82])" office:value-type="float" office:value="0" calcext:value-type="float">
            <text:p>0</text:p>
          </table:table-cell>
        </table:table-row>
        <calcext:conditional-formats>
          <calcext:conditional-format calcext:target-range-address="soportes_tickets_cerrados_por_categoria.B2:soportes_tickets_cerrados_por_categoria.J82">
            <calcext:condition calcext:apply-style-name="Footnote" calcext:value="=0" calcext:base-cell-address="soportes_tickets_cerrados_por_categoria.B2"/>
          </calcext:conditional-format>
        </calcext:conditional-formats>
      </table:table>
      <table:named-expressions/>
      <table:database-ranges>
        <table:database-range table:name="__Anonymous_Sheet_DB__0" table:target-range-address="soportes_tickets_cerrados_por_categoria.A1:soportes_tickets_cerrados_por_categoria.K82">
          <table:sort>
            <table:sort-by table:field-number="1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2-20T21:08:29.954543140</dc:date>
    <meta:editing-duration>PT5M42S</meta:editing-duration>
    <meta:editing-cycles>2</meta:editing-cycles>
    <meta:generator>LibreOffice/7.2.5.2.0$Linux_X86_64 LibreOffice_project/20$Build-2</meta:generator>
    <meta:document-statistic meta:table-count="1" meta:cell-count="902" meta:object-count="0"/>
  </office:meta>
</office:document-meta>
</file>